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 fo:text-align="end"/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1.4763in"/>
    </style:style>
    <style:style style:name="TableColumn28" style:family="table-column">
      <style:table-column-properties style:column-width="0.8861in"/>
    </style:style>
    <style:style style:name="TableColumn29" style:family="table-column">
      <style:table-column-properties style:column-width="1.2798in"/>
    </style:style>
    <style:style style:name="TableColumn30" style:family="table-column">
      <style:table-column-properties style:column-width="0.984in"/>
    </style:style>
    <style:style style:name="TableColumn31" style:family="table-column">
      <style:table-column-properties style:column-width="2.9493in"/>
    </style:style>
    <style:style style:name="Table26" style:family="table">
      <style:table-properties style:width="7.5756in" fo:margin-left="-0.8979in" style:writing-mode="rl-tb" table:align="left"/>
    </style:style>
    <style:style style:name="TableRow32" style:family="table-row">
      <style:table-row-properties/>
    </style:style>
    <style:style style:name="TableCell33" style:family="table-cell">
      <style:table-cell-properties fo:border="0.0138in solid #F9B074" fo:background-color="#FDE4D0" fo:padding-top="0in" fo:padding-left="0.075in" fo:padding-bottom="0in" fo:padding-right="0.075in"/>
    </style:style>
    <style:style style:name="P3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5" style:family="table-cell">
      <style:table-cell-properties fo:border="0.0138in solid #F9B074" fo:background-color="#FDE4D0" fo:padding-top="0in" fo:padding-left="0.075in" fo:padding-bottom="0in" fo:padding-right="0.075in"/>
    </style:style>
    <style:style style:name="P3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7" style:family="table-cell">
      <style:table-cell-properties fo:border="0.0138in solid #F9B074" fo:background-color="#FDE4D0" fo:padding-top="0in" fo:padding-left="0.075in" fo:padding-bottom="0in" fo:padding-right="0.075in"/>
    </style:style>
    <style:style style:name="P38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9" style:family="table-row">
      <style:table-row-properties/>
    </style:style>
    <style:style style:name="TableCell40" style:family="table-cell">
      <style:table-cell-properties fo:border="0.0138in solid #F9B074" fo:background-color="#FBCAA2" fo:padding-top="0in" fo:padding-left="0.075in" fo:padding-bottom="0in" fo:padding-right="0.075in"/>
    </style:style>
    <style:style style:name="P4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2" style:family="table-cell">
      <style:table-cell-properties fo:border="0.0138in solid #F9B074" fo:background-color="#FBCAA2" fo:padding-top="0in" fo:padding-left="0.075in" fo:padding-bottom="0in" fo:padding-right="0.075in"/>
    </style:style>
    <style:style style:name="P4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4" style:family="table-cell">
      <style:table-cell-properties fo:border="0.0138in solid #F9B074" fo:background-color="#FBCAA2" fo:padding-top="0in" fo:padding-left="0.075in" fo:padding-bottom="0in" fo:padding-right="0.075in"/>
    </style:style>
    <style:style style:name="P45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6" style:family="table-row">
      <style:table-row-properties/>
    </style:style>
    <style:style style:name="TableCell47" style:family="table-cell">
      <style:table-cell-properties fo:border="0.0138in solid #F9B074" fo:background-color="#FDE4D0" fo:padding-top="0in" fo:padding-left="0.075in" fo:padding-bottom="0in" fo:padding-right="0.075in"/>
    </style:style>
    <style:style style:name="P48" style:parent-style-name="ללאמרווח" style:family="paragraph">
      <style:paragraph-properties fo:text-align="justify"/>
    </style:style>
    <style:style style:name="T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53" style:parent-style-name="ללאמרווח" style:family="paragraph">
      <style:paragraph-properties fo:text-align="justify"/>
    </style:style>
    <style:style style:name="T5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6" style:family="table-cell">
      <style:table-cell-properties fo:border="0.0138in solid #F9B074" fo:background-color="#FDE4D0" fo:padding-top="0in" fo:padding-left="0.075in" fo:padding-bottom="0in" fo:padding-right="0.075in"/>
    </style:style>
    <style:style style:name="P5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8" style:family="table-cell">
      <style:table-cell-properties fo:border="0.0138in solid #F9B074" fo:background-color="#FDE4D0" fo:padding-top="0in" fo:padding-left="0.075in" fo:padding-bottom="0in" fo:padding-right="0.075in"/>
    </style:style>
    <style:style style:name="P5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0" style:family="table-row">
      <style:table-row-properties/>
    </style:style>
    <style:style style:name="TableCell61" style:family="table-cell">
      <style:table-cell-properties fo:border="0.0138in solid #F9B074" fo:background-color="#FBCAA2" fo:padding-top="0in" fo:padding-left="0.075in" fo:padding-bottom="0in" fo:padding-right="0.075in"/>
    </style:style>
    <style:style style:name="P6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3" style:family="table-cell">
      <style:table-cell-properties fo:border="0.0138in solid #F9B074" fo:background-color="#FBCAA2" fo:padding-top="0in" fo:padding-left="0.075in" fo:padding-bottom="0in" fo:padding-right="0.075in"/>
    </style:style>
    <style:style style:name="P64" style:parent-style-name="ללאמרווח" style:family="paragraph">
      <style:text-properties style:font-name-complex="David" fo:font-weight="bold" style:font-weight-asian="bold" style:font-weight-complex="bold" fo:color="#FF0000" fo:font-size="16pt" style:font-size-asian="16pt" style:font-size-complex="16pt"/>
    </style:style>
    <style:style style:name="TableRow65" style:family="table-row">
      <style:table-row-properties/>
    </style:style>
    <style:style style:name="TableCell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71" style:family="table-cell">
      <style:table-cell-properties fo:border="0.0138in solid #F9B074" fo:background-color="#FDE4D0" fo:padding-top="0in" fo:padding-left="0.075in" fo:padding-bottom="0in" fo:padding-right="0.075in"/>
    </style:style>
    <style:style style:name="P7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73" style:family="table-cell">
      <style:table-cell-properties fo:border="0.0138in solid #F9B074" fo:background-color="#FDE4D0" fo:padding-top="0in" fo:padding-left="0.075in" fo:padding-bottom="0in" fo:padding-right="0.075in"/>
    </style:style>
    <style:style style:name="P74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75" style:family="table-row">
      <style:table-row-properties/>
    </style:style>
    <style:style style:name="TableCell76" style:family="table-cell">
      <style:table-cell-properties fo:border="0.0138in solid #F9B074" fo:background-color="#FBCAA2" fo:padding-top="0in" fo:padding-left="0.075in" fo:padding-bottom="0in" fo:padding-right="0.075in"/>
    </style:style>
    <style:style style:name="P77" style:parent-style-name="ללאמרווח" style:family="paragraph">
      <style:paragraph-properties fo:text-align="center"/>
    </style:style>
    <style:style style:name="T7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9" style:family="table-cell">
      <style:table-cell-properties fo:border="0.0138in solid #F9B074" fo:background-color="#FBCAA2" fo:padding-top="0in" fo:padding-left="0.075in" fo:padding-bottom="0in" fo:padding-right="0.075in"/>
    </style:style>
    <style:style style:name="P8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8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2" style:family="table-cell">
      <style:table-cell-properties fo:border="0.0138in solid #F9B074" fo:background-color="#FBCAA2" fo:padding-top="0in" fo:padding-left="0.075in" fo:padding-bottom="0in" fo:padding-right="0.075in"/>
    </style:style>
    <style:style style:name="P83" style:parent-style-name="ללאמרווח" style:family="paragraph">
      <style:paragraph-properties fo:text-align="justify"/>
    </style:style>
    <style:style style:name="T8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8" style:family="table-cell">
      <style:table-cell-properties fo:border="0.0138in solid #F9B074" fo:background-color="#FBCAA2" fo:padding-top="0in" fo:padding-left="0.075in" fo:padding-bottom="0in" fo:padding-right="0.075in"/>
    </style:style>
    <style:style style:name="P8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0" style:family="table-row">
      <style:table-row-properties/>
    </style:style>
    <style:style style:name="TableCell91" style:family="table-cell">
      <style:table-cell-properties fo:border="0.0138in solid #F9B074" fo:background-color="#FDE4D0" fo:padding-top="0in" fo:padding-left="0.075in" fo:padding-bottom="0in" fo:padding-right="0.075in"/>
    </style:style>
    <style:style style:name="P9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3" style:family="table-cell">
      <style:table-cell-properties fo:border="0.0138in solid #F9B074" fo:background-color="#FDE4D0" fo:padding-top="0in" fo:padding-left="0.075in" fo:padding-bottom="0in" fo:padding-right="0.075in"/>
    </style:style>
    <style:style style:name="P9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5" style:family="table-cell">
      <style:table-cell-properties fo:border="0.0138in solid #F9B074" fo:background-color="#FDE4D0" fo:padding-top="0in" fo:padding-left="0.075in" fo:padding-bottom="0in" fo:padding-right="0.075in"/>
    </style:style>
    <style:style style:name="P9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7" style:family="table-cell">
      <style:table-cell-properties fo:border="0.0138in solid #F9B074" fo:background-color="#FDE4D0" fo:padding-top="0in" fo:padding-left="0.075in" fo:padding-bottom="0in" fo:padding-right="0.075in"/>
    </style:style>
    <style:style style:name="P9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9" style:family="table-row">
      <style:table-row-properties/>
    </style:style>
    <style:style style:name="TableCell10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8" style:family="table-row">
      <style:table-row-properties/>
    </style:style>
    <style:style style:name="TableCell10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7" style:family="table-row">
      <style:table-row-properties/>
    </style:style>
    <style:style style:name="TableCell11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6" style:family="table-row">
      <style:table-row-properties/>
    </style:style>
    <style:style style:name="TableCell12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5" style:family="table-row">
      <style:table-row-properties/>
    </style:style>
    <style:style style:name="TableCell13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4" style:family="table-row">
      <style:table-row-properties/>
    </style:style>
    <style:style style:name="TableCell14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3" style:family="table-row">
      <style:table-row-properties/>
    </style:style>
    <style:style style:name="TableCell15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6" style:family="table-row">
      <style:table-row-properties/>
    </style:style>
    <style:style style:name="TableCell15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5" style:family="table-row">
      <style:table-row-properties/>
    </style:style>
    <style:style style:name="TableCell16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5" style:parent-style-name="ללאמרווח" style:family="paragraph">
      <style:paragraph-properties fo:text-align="justify"/>
    </style:style>
    <style:style style:name="T17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1" style:parent-style-name="ללאמרווח" style:family="paragraph">
      <style:paragraph-properties fo:text-align="end"/>
      <style:text-properties style:font-name-complex="David" fo:font-size="14pt" style:font-size-asian="14pt" style:font-size-complex="14pt" style:text-underline-type="single" style:text-underline-style="solid" style:text-underline-width="auto" style:text-underline-mode="continuous"/>
    </style:style>
    <style:style style:name="P182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83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84" style:parent-style-name="ללאמרווח" style:family="paragraph">
      <style:paragraph-properties fo:text-align="justify"/>
    </style:style>
    <style:style style:name="T18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9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0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1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2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3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5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מפעל<text:s/>:<text:s/>א.קליין תעשיית פלסטיק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כתובת:<text:s/></text:p>
          </table:table-cell>
          <table:table-cell table:style-name="TableCell35" table:number-columns-spanned="3">
            <text:p text:style-name="P36">אליהו<text:s/>איתן<text:s/>3<text:s/>בית<text:s/>גירון<text:s/>ביתן<text:s text:c="2"/>138<text:s/>אזה"ת<text:s/>(מערב)<text:s/>ראשון<text:s/>לציון.</text:p>
          </table:table-cell>
          <table:covered-table-cell/>
          <table:covered-table-cell/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ייעוד העסק:</text:p>
          </table:table-cell>
          <table:table-cell table:style-name="TableCell42" table:number-columns-spanned="3">
            <text:p text:style-name="P43">ייצור<text:s/>שקיות<text:s/>פלסטיק.</text:p>
          </table:table-cell>
          <table:covered-table-cell/>
          <table:covered-table-cell/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<text:span text:style-name="T49">היתר רעלים<text:s/></text:span><text:span text:style-name="T50">:</text:span><text:span text:style-name="T51"><text:s/>אין</text:span></text:p>
          </table:table-cell>
          <table:table-cell table:style-name="TableCell52" table:number-columns-spanned="2">
            <text:p text:style-name="P53"><text:span text:style-name="T54">רמת סיווג:<text:s/></text:span><text:span text:style-name="T55">C</text:span></text:p>
          </table:table-cell>
          <table:covered-table-cell/>
          <table:table-cell table:style-name="TableCell56">
            <text:p text:style-name="P57"/>
          </table:table-cell>
          <table:table-cell table:style-name="TableCell58">
            <text:p text:style-name="P59">אישור כבאות:יש</text:p>
          </table:table-cell>
        </table:table-row>
        <table:table-row table:style-name="TableRow60">
          <table:table-cell table:style-name="TableCell61" table:number-columns-spanned="2">
            <text:p text:style-name="P62"/>
          </table:table-cell>
          <table:covered-table-cell/>
          <table:table-cell table:style-name="TableCell63" table:number-columns-spanned="3">
            <text:p text:style-name="P64">חומרים<text:s/>מסוכנים<text:s/>במפעל</text:p>
          </table:table-cell>
          <table:covered-table-cell/>
          <table:covered-table-cell/>
        </table:table-row>
        <table:table-row table:style-name="TableRow65">
          <table:table-cell table:style-name="TableCell66">
            <text:p text:style-name="P67">שם החומר+ או"ם</text:p>
          </table:table-cell>
          <table:table-cell table:style-name="TableCell68" table:number-columns-spanned="2">
            <text:p text:style-name="P69">כמות וסוג אריזה</text:p>
            <text:p text:style-name="P70"><text:bookmark-start text:name="_GoBack"/><text:bookmark-end text:name="_GoBack"/></text:p>
          </table:table-cell>
          <table:covered-table-cell/>
          <table:table-cell table:style-name="TableCell71">
            <text:p text:style-name="P72">קוד חירום</text:p>
          </table:table-cell>
          <table:table-cell table:style-name="TableCell73">
            <text:p text:style-name="P74">מיקום במפעל</text:p>
          </table:table-cell>
        </table:table-row>
        <table:table-row table:style-name="TableRow75">
          <table:table-cell table:style-name="TableCell76">
            <text:p text:style-name="P77"><text:span text:style-name="T78">1212</text:span></text:p>
          </table:table-cell>
          <table:table-cell table:style-name="TableCell79" table:number-columns-spanned="2">
            <text:p text:style-name="P80">בחביות מתכת ומיכלי פלסטיק,<text:s/>מדללים<text:s/>וצבעים.</text:p>
            <text:p text:style-name="P81"/>
          </table:table-cell>
          <table:covered-table-cell/>
          <table:table-cell table:style-name="TableCell82">
            <text:p text:style-name="P83"><text:span text:style-name="T84">E</text:span><text:span text:style-name="T85">.</text:span><text:span text:style-name="T86">Y</text:span><text:span text:style-name="T87">.3</text:span></text:p>
          </table:table-cell>
          <table:table-cell table:style-name="TableCell88">
            <text:p text:style-name="P89">בתוך המפעל בצמוד לקיר הדרומי</text:p>
          </table:table-cell>
        </table:table-row>
        <table:table-row table:style-name="TableRow90">
          <table:table-cell table:style-name="TableCell91">
            <text:p text:style-name="P92">1170</text:p>
          </table:table-cell>
          <table:table-cell table:style-name="TableCell93" table:number-columns-spanned="2">
            <text:p text:style-name="P94">חבית - פלסטיק. 200-ליטר.</text:p>
          </table:table-cell>
          <table:covered-table-cell/>
          <table:table-cell table:style-name="TableCell95">
            <text:p text:style-name="P96">2.Y.E</text:p>
          </table:table-cell>
          <table:table-cell table:style-name="TableCell97">
            <text:p text:style-name="P98">צמוד לקיר דרום מחוץ למפעל<text:s/>–<text:s/>בחצר</text:p>
          </table:table-cell>
        </table:table-row>
        <table:table-row table:style-name="TableRow99">
          <table:table-cell table:style-name="TableCell100">
            <text:p text:style-name="P101">1171</text:p>
          </table:table-cell>
          <table:table-cell table:style-name="TableCell102" table:number-columns-spanned="2">
            <text:p text:style-name="P103">חבית <text:s/>פלסטיק . 200 -ליטר</text:p>
          </table:table-cell>
          <table:covered-table-cell/>
          <table:table-cell table:style-name="TableCell104">
            <text:p text:style-name="P105">2.S</text:p>
          </table:table-cell>
          <table:table-cell table:style-name="TableCell106">
            <text:p text:style-name="P107">צמוד לקיר דרום מחוץ למפעל<text:s/>–<text:s/>בחצר</text:p>
          </table:table-cell>
        </table:table-row>
        <table:table-row table:style-name="TableRow108">
          <table:table-cell table:style-name="TableCell109">
            <text:p text:style-name="P110">1173</text:p>
          </table:table-cell>
          <table:table-cell table:style-name="TableCell111" table:number-columns-spanned="2">
            <text:p text:style-name="P112">חבית <text:s/>פלסטיק . 200- ליטר</text:p>
          </table:table-cell>
          <table:covered-table-cell/>
          <table:table-cell table:style-name="TableCell113">
            <text:p text:style-name="P114">3.Y.E</text:p>
          </table:table-cell>
          <table:table-cell table:style-name="TableCell115">
            <text:p text:style-name="P116">צמוד לקיר דרום מחוץ למפעל<text:s/>–<text:s/>בחצר</text:p>
          </table:table-cell>
        </table:table-row>
        <table:table-row table:style-name="TableRow117">
          <table:table-cell table:style-name="TableCell118">
            <text:p text:style-name="P119"><text:s/></text:p>
          </table:table-cell>
          <table:table-cell table:style-name="TableCell120" table:number-columns-spanned="2">
            <text:p text:style-name="P121"><text:s/></text:p>
          </table:table-cell>
          <table:covered-table-cell/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><text:s text:c="2"/></text:p>
          </table:table-cell>
        </table:table-row>
        <table:table-row table:style-name="TableRow135">
          <table:table-cell table:style-name="TableCell136">
            <text:p text:style-name="P137"/>
          </table:table-cell>
          <table:table-cell table:style-name="TableCell138" table:number-columns-spanned="2">
            <text:p text:style-name="P139"/>
          </table:table-cell>
          <table:covered-table-cell/>
          <table:table-cell table:style-name="TableCell140">
            <text:p text:style-name="P141"/>
          </table:table-cell>
          <table:table-cell table:style-name="TableCell142">
            <text:p text:style-name="P143"><text:s text:c="101"/></text:p>
          </table:table-cell>
        </table:table-row>
        <table:table-row table:style-name="TableRow144">
          <table:table-cell table:style-name="TableCell145">
            <text:p text:style-name="P146"/>
          </table:table-cell>
          <table:table-cell table:style-name="TableCell147" table:number-columns-spanned="2">
            <text:p text:style-name="P148"/>
          </table:table-cell>
          <table:covered-table-cell/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 table:number-columns-spanned="5">
            <text:p text:style-name="P155">נציג בטיחות במפעל</text:p>
          </table:table-cell>
          <table:covered-table-cell/>
          <table:covered-table-cell/>
          <table:covered-table-cell/>
          <table:covered-table-cell/>
        </table:table-row>
        <table:table-row table:style-name="TableRow156">
          <table:table-cell table:style-name="TableCell157">
            <text:p text:style-name="P158">שם</text:p>
          </table:table-cell>
          <table:table-cell table:style-name="TableCell159" table:number-columns-spanned="2">
            <text:p text:style-name="P160">טלפון</text:p>
          </table:table-cell>
          <table:covered-table-cell/>
          <table:table-cell table:style-name="TableCell161">
            <text:p text:style-name="P162"/>
          </table:table-cell>
          <table:table-cell table:style-name="TableCell163">
            <text:p text:style-name="P164">נייד</text:p>
          </table:table-cell>
        </table:table-row>
        <table:table-row table:style-name="TableRow165">
          <table:table-cell table:style-name="TableCell166">
            <text:p text:style-name="P167">קליין</text:p>
          </table:table-cell>
          <table:table-cell table:style-name="TableCell168" table:number-columns-spanned="2">
            <text:p text:style-name="P169">03:9610646</text:p>
          </table:table-cell>
          <table:covered-table-cell/>
          <table:table-cell table:style-name="TableCell170">
            <text:p text:style-name="P171"/>
          </table:table-cell>
          <table:table-cell table:style-name="TableCell172">
            <text:p text:style-name="P173">054:4551982</text:p>
          </table:table-cell>
        </table:table-row>
      </table:table>
      <text:p text:style-name="P174"/>
      <text:p text:style-name="P175"><text:span text:style-name="T176">הערות מיוחדות:</text:span><text:span text:style-name="T177"><text:s/></text:span><text:span text:style-name="T178">בתוך בית גירון ביתן<text:s/></text:span><text:span text:style-name="T179">-</text:span><text:span text:style-name="T180">138.</text:span></text:p>
      <text:p text:style-name="P181"/>
      <text:p text:style-name="P182"/>
      <text:p text:style-name="P183"/>
      <text:p text:style-name="P184"><text:span text:style-name="T185">סיור וממצאים:<text:s/></text:span><text:span text:style-name="T186">אבישי פפיאשוילי.</text:span><text:span text:style-name="T187"><text:s/>הבדיקה בוצעה בחוד</text:span><text:span text:style-name="T188">ש יולי 2013.</text:span></text:p>
      <text:p text:style-name="P189"/>
      <text:p text:style-name="P190"/>
      <text:p text:style-name="P191"/>
      <text:p text:style-name="P192"/>
      <text:p text:style-name="P193"/>
      <text:p text:style-name="P194"/>
      <text:p text:style-name="P1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45:00Z</meta:creation-date>
    <dc:date>2014-05-21T07:45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1" meta:word-count="142" meta:character-count="854" meta:row-count="5" meta:non-whitespace-character-count="713"/>
  </office:meta>
</office:document-meta>
</file>